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B" style:family="table-column">
      <style:table-column-properties style:column-width="3.642cm" style:rel-column-width="14043*"/>
    </style:style>
    <style:style style:name="Tabla1.F" style:family="table-column">
      <style:table-column-properties style:column-width="2.429cm" style:rel-column-width="936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officeooo:rsid="001b2b29" officeooo:paragraph-rsid="001b2b29"/>
    </style:style>
    <style:style style:name="P6" style:family="paragraph" style:parent-style-name="Standard">
      <style:text-properties officeooo:rsid="001b2b29" officeooo:paragraph-rsid="001d048f"/>
    </style:style>
    <style:style style:name="P7" style:family="paragraph" style:parent-style-name="Standard">
      <style:text-properties fo:font-weight="bold" officeooo:rsid="001b2b29" officeooo:paragraph-rsid="001d048f" style:font-weight-asian="bold" style:font-weight-complex="bold"/>
    </style:style>
    <style:style style:name="P8" style:family="paragraph" style:parent-style-name="Standard">
      <style:text-properties officeooo:paragraph-rsid="001b2b29"/>
    </style:style>
    <style:style style:name="P9" style:family="paragraph" style:parent-style-name="Standard">
      <style:text-properties officeooo:rsid="001d048f" officeooo:paragraph-rsid="001d048f"/>
    </style:style>
    <style:style style:name="T1" style:family="text">
      <style:text-properties officeooo:rsid="001b2b29"/>
    </style:style>
    <style:style style:name="T2" style:family="text">
      <style:text-properties officeooo:rsid="001d04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App</text:p>
      <text:p text:style-name="Standard"/>
      <text:p text:style-name="P2">Requerimientos:</text:p>
      <text:list xml:id="list2418168909474122975" text:style-name="L1">
        <text:list-item>
          <text:p text:style-name="P4">Clientes:</text:p>
          <text:list>
            <text:list-item>
              <text:p text:style-name="P4">Reservar habitación</text:p>
            </text:list-item>
            <text:list-item>
              <text:p text:style-name="P4">Calendario con habitaciones disponibles de un mes</text:p>
            </text:list-item>
          </text:list>
        </text:list-item>
        <text:list-item>
          <text:p text:style-name="P4">Administrador:</text:p>
          <text:list>
            <text:list-item>
              <text:p text:style-name="P4">Calendario con hab...</text:p>
            </text:list-item>
            <text:list-item>
              <text:p text:style-name="P4">Pseudo-login</text:p>
            </text:list-item>
            <text:list-item>
              <text:p text:style-name="P4">Anular reserva</text:p>
              <text:p text:style-name="P4"/>
            </text:list-item>
          </text:list>
        </text:list-item>
      </text:list>
      <text:p text:style-name="P7">Estructura datos <text:span text:style-name="T2">(</text:span>Normalized version<text:span text:style-name="T2">)</text:span>:</text:p>
      <text:p text:style-name="P7"/>
      <table:table table:name="Tabla1" table:style-name="Tabla1">
        <table:table-column table:style-name="Tabla1.A"/>
        <table:table-column table:style-name="Tabla1.B" table:number-columns-repeated="2"/>
        <table:table-column table:style-name="Tabla1.A" table:number-columns-repeated="2"/>
        <table:table-column table:style-name="Tabla1.F"/>
        <table:table-row>
          <table:table-cell table:style-name="Tabla1.A1" office:value-type="string">
            <text:p text:style-name="P6">Room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Customer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Booking</text:p>
          </table:table-cell>
          <table:table-cell table:style-name="Tabla1.F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id</text:p>
            <text:p text:style-name="P6">number</text:p>
            <text:p text:style-name="P6">isDouble</text:p>
          </table:table-cell>
          <table:table-cell table:style-name="Tabla1.A2" office:value-type="string">
            <text:p text:style-name="P6"><text:span text:style-name="T2">ObjectId</text:span></text:p>
            <text:p text:style-name="P9">Number</text:p>
            <text:p text:style-name="P6">Boolean</text:p>
          </table:table-cell>
          <table:table-cell table:style-name="Tabla1.A2" office:value-type="string">
            <text:p text:style-name="P6">Id</text:p>
            <text:p text:style-name="P6">name</text:p>
            <text:p text:style-name="P6">email</text:p>
          </table:table-cell>
          <table:table-cell table:style-name="Tabla1.A2" office:value-type="string">
            <text:p text:style-name="P6"><text:span text:style-name="T2">ObjectId</text:span></text:p>
            <text:p text:style-name="P9">String</text:p>
            <text:p text:style-name="P9">String</text:p>
            <text:p text:style-name="P6"/>
          </table:table-cell>
          <table:table-cell table:style-name="Tabla1.A2" office:value-type="string">
            <text:p text:style-name="P6">Id</text:p>
            <text:p text:style-name="P6">room_id</text:p>
            <text:p text:style-name="P6">customer_id</text:p>
            <text:p text:style-name="P6">check-date</text:p>
            <text:p text:style-name="P6">isDouble</text:p>
          </table:table-cell>
          <table:table-cell table:style-name="Tabla1.F2" office:value-type="string">
            <text:p text:style-name="P6"><text:span text:style-name="T2">ObjectId</text:span></text:p>
            <text:p text:style-name="P6"><text:span text:style-name="T2">ObjectId</text:span></text:p>
            <text:p text:style-name="P6"><text:span text:style-name="T2">ObjectId</text:span></text:p>
            <text:p text:style-name="P9">Date</text:p>
            <text:p text:style-name="P9">Boolean</text:p>
          </table:table-cell>
        </table:table-row>
      </table:table>
      <text:p text:style-name="P5"/>
      <text:p text:style-name="P3"><text:span text:style-name="T1">Estructura proyecto</text:span>:</text:p>
      <text:p text:style-name="Standard"/>
      <text:p text:style-name="P6"><text:span text:style-name="T2">Sobre el directorio </text:span>raiz:</text:p>
      <text:p text:style-name="P6"/>
      <text:p text:style-name="P6"><text:tab/>- Aplicacion (app.js)</text:p>
      <text:p text:style-name="P6"><text:tab/><text:tab/>Servidor web (bin/www)</text:p>
      <text:p text:style-name="P5"><text:tab/>- ApiRest</text:p>
      <text:p text:style-name="P5"><text:tab/><text:tab/>- Modelo</text:p>
      <text:p text:style-name="P5"><text:tab/><text:tab/><text:tab/>- Schema.js</text:p>
      <text:p text:style-name="P5"><text:tab/><text:tab/><text:tab/>- LogicaNegocio</text:p>
      <text:p text:style-name="P5"><text:tab/><text:tab/><text:tab/><text:tab/>- Habitaciones</text:p>
      <text:p text:style-name="P5"><text:tab/><text:tab/><text:tab/><text:tab/>- Clientes</text:p>
      <text:p text:style-name="P5"><text:tab/><text:tab/><text:tab/><text:tab/>- Reservas<text:tab/><text:tab/></text:p>
      <text:p text:style-name="P5"><text:tab/><text:tab/>- Rutas</text:p>
      <text:p text:style-name="P5"><text:tab/><text:tab/><text:tab/>- Index <text:s/><text:tab/>/</text:p>
      <text:p text:style-name="P5"><text:tab/><text:tab/><text:tab/>- Admin <text:s text:c="2"/><text:tab/>/admin</text:p>
      <text:p text:style-name="P5"><text:tab/><text:tab/><text:tab/>- Apirest<text:tab/>/api</text:p>
      <text:p text:style-name="P5"><text:tab/><text:tab/><text:tab/><text:tab/>- /api/bookings/</text:p>
      <text:p text:style-name="P5"><text:tab/><text:tab/><text:tab/><text:tab/>- /api/admin/rooms</text:p>
      <text:p text:style-name="P5"><text:tab/><text:tab/><text:tab/><text:tab/>- /api/admin/customers</text:p>
      <text:p text:style-name="P5"/>
      <text:p text:style-name="P5"><text:tab/>- web publica</text:p>
      <text:p text:style-name="P5"><text:tab/><text:tab/>- Angular 2</text:p>
      <text:p text:style-name="P5"><text:tab/><text:tab/>- Recursos estáticos</text:p>
      <text:p text:style-name="P5"><text:tab/><text:tab/><text:tab/>- Estilos</text:p>
      <text:p text:style-name="P8"><text:span text:style-name="T1"><text:tab/><text:tab/><text:tab/>- Imagenes</text:span>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9:27:42.93</meta:creation-date>
    <dc:date>2017-02-15T20:14:48.139000000</dc:date>
    <meta:editing-duration>PT4H49M57S</meta:editing-duration>
    <meta:editing-cycles>6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59" meta:word-count="112" meta:character-count="758" meta:non-whitespace-character-count="647"/>
  </office:meta>
</office:document-meta>
</file>